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6">ПОВЕРКИ</text:span></text:p>
      <text:p text:style-name="P5"><text:span text:style-name="T18">поверки дозиметра типа </text:span><text:span text:style-name="T9">ДКГ</text:span><text:span text:style-name="T18">-</text:span><text:span text:style-name="T9">АТ2503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мкЗв/ч, <text:s/>согласно методике, изложенной в МП. МН 743-99</text:p>
      <text:p text:style-name="P31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6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6">15</text:span></text:p>
          </table:table-cell>
        </table:table-row>
        <table:table-row>
          <table:table-cell table:style-name="t1.A3" office:value-type="string">
            <text:p text:style-name="P17">80<text:span text:style-name="T6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6">15.4</text:span></text:p>
          </table:table-cell>
        </table:table-row>
        <table:table-row>
          <table:table-cell table:style-name="t1.A7" office:value-type="string">
            <text:p text:style-name="P17"><text:span text:style-name="T6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6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8">,</text:span>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n2</text:p>
          </table:table-cell>
          <table:table-cell table:style-name="s1.B4" office:value-type="string">
            <text:p text:style-name="P24"><text:s text:c="2"/>$1-d2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6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6">15</text:span></text:p>
          </table:table-cell>
        </table:table-row>
        <table:table-row>
          <table:table-cell table:style-name="t2.A3" office:value-type="string">
            <text:p text:style-name="P17">80<text:span text:style-name="T6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6">15.4</text:span></text:p>
          </table:table-cell>
        </table:table-row>
        <table:table-row>
          <table:table-cell table:style-name="t2.A7" office:value-type="string">
            <text:p text:style-name="P17"><text:span text:style-name="T6">4</text:span>00 мЗв/ч</text:p>
          </table:table-cell>
          <table:table-cell table:style-name="t2.B7" office:value-type="string">
            <text:p text:style-name="P18">$2-n3</text:p>
          </table:table-cell>
          <table:table-cell table:style-name="t2.B7" office:value-type="string">
            <text:p text:style-name="P18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35">$2-m31</text:p>
              <text:p text:style-name="P35">$2-m32</text:p>
              <text:p text:style-name="P35">$2-m33</text:p>
              <text:p text:style-name="P35">$2-m34</text:p>
            </text:section>
          </table:table-cell>
          <table:table-cell table:style-name="t2.B7" office:value-type="string">
            <text:p text:style-name="P18">$2-av3</text:p>
          </table:table-cell>
          <table:table-cell table:style-name="t2.B7" office:value-type="string">
            <text:p text:style-name="P18">$2-o3</text:p>
          </table:table-cell>
          <table:table-cell table:style-name="t2.B7" office:value-type="string">
            <text:p text:style-name="P18">$2-q3</text:p>
          </table:table-cell>
          <table:table-cell table:style-name="t2.B7" office:value-type="string">
            <text:p text:style-name="P18">$2-do3</text:p>
          </table:table-cell>
          <table:table-cell table:style-name="t2.I7" office:value-type="string">
            <text:p text:style-name="P17">±<text:span text:style-name="T6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n2</text:p>
          </table:table-cell>
          <table:table-cell table:style-name="s2.B4" office:value-type="string">
            <text:p text:style-name="P24"><text:s text:c="2"/>$2-d2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6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6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6">15</text:span></text:p>
          </table:table-cell>
        </table:table-row>
        <table:table-row>
          <table:table-cell table:style-name="t3.A3" office:value-type="string">
            <text:p text:style-name="P17">80<text:span text:style-name="T6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6">15.4</text:span></text:p>
          </table:table-cell>
        </table:table-row>
        <table:table-row>
          <table:table-cell table:style-name="t3.A7" office:value-type="string">
            <text:p text:style-name="P17"><text:span text:style-name="T6">4</text:span>00 мЗв/ч</text:p>
          </table:table-cell>
          <table:table-cell table:style-name="t3.B7" office:value-type="string">
            <text:p text:style-name="P18">$3-n3</text:p>
          </table:table-cell>
          <table:table-cell table:style-name="t3.B7" office:value-type="string">
            <text:p text:style-name="P18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35">$3-m31</text:p>
              <text:p text:style-name="P35">$3-m32</text:p>
              <text:p text:style-name="P35">$3-m33</text:p>
              <text:p text:style-name="P35">$3-m34</text:p>
            </text:section>
          </table:table-cell>
          <table:table-cell table:style-name="t3.B7" office:value-type="string">
            <text:p text:style-name="P18">$3-av3</text:p>
          </table:table-cell>
          <table:table-cell table:style-name="t3.B7" office:value-type="string">
            <text:p text:style-name="P18">$3-o3</text:p>
          </table:table-cell>
          <table:table-cell table:style-name="t3.B7" office:value-type="string">
            <text:p text:style-name="P18">$3-q3</text:p>
          </table:table-cell>
          <table:table-cell table:style-name="t3.B7" office:value-type="string">
            <text:p text:style-name="P18">$3-do3</text:p>
          </table:table-cell>
          <table:table-cell table:style-name="t3.I7" office:value-type="string">
            <text:p text:style-name="P17">±<text:span text:style-name="T6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n2</text:p>
          </table:table-cell>
          <table:table-cell table:style-name="s3.B4" office:value-type="string">
            <text:p text:style-name="P24"><text:s text:c="2"/>$3-d2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6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6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6">15</text:span></text:p>
          </table:table-cell>
        </table:table-row>
        <table:table-row>
          <table:table-cell table:style-name="t4.A3" office:value-type="string">
            <text:p text:style-name="P17">80<text:span text:style-name="T6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6">15.4</text:span></text:p>
          </table:table-cell>
        </table:table-row>
        <table:table-row>
          <table:table-cell table:style-name="t4.A7" office:value-type="string">
            <text:p text:style-name="P17"><text:span text:style-name="T6">4</text:span>00 мЗв/ч</text:p>
          </table:table-cell>
          <table:table-cell table:style-name="t4.B7" office:value-type="string">
            <text:p text:style-name="P18">$4-n3</text:p>
          </table:table-cell>
          <table:table-cell table:style-name="t4.B7" office:value-type="string">
            <text:p text:style-name="P18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35">$4-m31</text:p>
              <text:p text:style-name="P35">$4-m32</text:p>
              <text:p text:style-name="P35">$4-m33</text:p>
              <text:p text:style-name="P35">$4-m34</text:p>
            </text:section>
          </table:table-cell>
          <table:table-cell table:style-name="t4.B7" office:value-type="string">
            <text:p text:style-name="P18">$4-av3</text:p>
          </table:table-cell>
          <table:table-cell table:style-name="t4.B7" office:value-type="string">
            <text:p text:style-name="P18">$4-o3</text:p>
          </table:table-cell>
          <table:table-cell table:style-name="t4.B7" office:value-type="string">
            <text:p text:style-name="P18">$4-q3</text:p>
          </table:table-cell>
          <table:table-cell table:style-name="t4.B7" office:value-type="string">
            <text:p text:style-name="P18">$4-do3</text:p>
          </table:table-cell>
          <table:table-cell table:style-name="t4.I7" office:value-type="string">
            <text:p text:style-name="P17">±<text:span text:style-name="T6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n2</text:p>
          </table:table-cell>
          <table:table-cell table:style-name="s4.B4" office:value-type="string">
            <text:p text:style-name="P24"><text:s text:c="2"/>$4-d2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6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6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6">15</text:span></text:p>
          </table:table-cell>
        </table:table-row>
        <table:table-row>
          <table:table-cell table:style-name="t5.A3" office:value-type="string">
            <text:p text:style-name="P17">80<text:span text:style-name="T6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6">15.4</text:span></text:p>
          </table:table-cell>
        </table:table-row>
        <table:table-row>
          <table:table-cell table:style-name="t5.A7" office:value-type="string">
            <text:p text:style-name="P17"><text:span text:style-name="T6">4</text:span>00 мЗв/ч</text:p>
          </table:table-cell>
          <table:table-cell table:style-name="t5.B7" office:value-type="string">
            <text:p text:style-name="P18">$5-n3</text:p>
          </table:table-cell>
          <table:table-cell table:style-name="t5.B7" office:value-type="string">
            <text:p text:style-name="P18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35">$5-m31</text:p>
              <text:p text:style-name="P35">$5-m32</text:p>
              <text:p text:style-name="P35">$5-m33</text:p>
              <text:p text:style-name="P35">$5-m34</text:p>
            </text:section>
          </table:table-cell>
          <table:table-cell table:style-name="t5.B7" office:value-type="string">
            <text:p text:style-name="P18">$5-av3</text:p>
          </table:table-cell>
          <table:table-cell table:style-name="t5.B7" office:value-type="string">
            <text:p text:style-name="P18">$5-o3</text:p>
          </table:table-cell>
          <table:table-cell table:style-name="t5.B7" office:value-type="string">
            <text:p text:style-name="P18">$5-q3</text:p>
          </table:table-cell>
          <table:table-cell table:style-name="t5.B7" office:value-type="string">
            <text:p text:style-name="P18">$5-do3</text:p>
          </table:table-cell>
          <table:table-cell table:style-name="t5.I7" office:value-type="string">
            <text:p text:style-name="P17">±<text:span text:style-name="T6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n2</text:p>
          </table:table-cell>
          <table:table-cell table:style-name="s5.B4" office:value-type="string">
            <text:p text:style-name="P24"><text:s text:c="2"/>$5-d2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6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6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6">15</text:span></text:p>
          </table:table-cell>
        </table:table-row>
        <table:table-row>
          <table:table-cell table:style-name="t6.A3" office:value-type="string">
            <text:p text:style-name="P17">80<text:span text:style-name="T6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6">15.4</text:span></text:p>
          </table:table-cell>
        </table:table-row>
        <table:table-row>
          <table:table-cell table:style-name="t6.A7" office:value-type="string">
            <text:p text:style-name="P17"><text:span text:style-name="T6">4</text:span>00 мЗв/ч</text:p>
          </table:table-cell>
          <table:table-cell table:style-name="t6.B7" office:value-type="string">
            <text:p text:style-name="P18">$6-n3</text:p>
          </table:table-cell>
          <table:table-cell table:style-name="t6.B7" office:value-type="string">
            <text:p text:style-name="P18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35">$6-m31</text:p>
              <text:p text:style-name="P35">$6-m32</text:p>
              <text:p text:style-name="P35">$6-m33</text:p>
              <text:p text:style-name="P35">$6-m34</text:p>
            </text:section>
          </table:table-cell>
          <table:table-cell table:style-name="t6.B7" office:value-type="string">
            <text:p text:style-name="P18">$6-av3</text:p>
          </table:table-cell>
          <table:table-cell table:style-name="t6.B7" office:value-type="string">
            <text:p text:style-name="P18">$6-o3</text:p>
          </table:table-cell>
          <table:table-cell table:style-name="t6.B7" office:value-type="string">
            <text:p text:style-name="P18">$6-q3</text:p>
          </table:table-cell>
          <table:table-cell table:style-name="t6.B7" office:value-type="string">
            <text:p text:style-name="P18">$6-do3</text:p>
          </table:table-cell>
          <table:table-cell table:style-name="t6.I7" office:value-type="string">
            <text:p text:style-name="P17">±<text:span text:style-name="T6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n2</text:p>
          </table:table-cell>
          <table:table-cell table:style-name="s6.B4" office:value-type="string">
            <text:p text:style-name="P24"><text:s text:c="2"/>$6-d2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6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6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6">15</text:span></text:p>
          </table:table-cell>
        </table:table-row>
        <table:table-row>
          <table:table-cell table:style-name="t7.A3" office:value-type="string">
            <text:p text:style-name="P17">80<text:span text:style-name="T6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6">15.4</text:span></text:p>
          </table:table-cell>
        </table:table-row>
        <table:table-row>
          <table:table-cell table:style-name="t7.A7" office:value-type="string">
            <text:p text:style-name="P17"><text:span text:style-name="T6">4</text:span>00 мЗв/ч</text:p>
          </table:table-cell>
          <table:table-cell table:style-name="t7.B7" office:value-type="string">
            <text:p text:style-name="P18">$7-n3</text:p>
          </table:table-cell>
          <table:table-cell table:style-name="t7.B7" office:value-type="string">
            <text:p text:style-name="P18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35">$7-m31</text:p>
              <text:p text:style-name="P35">$7-m32</text:p>
              <text:p text:style-name="P35">$7-m33</text:p>
              <text:p text:style-name="P35">$7-m34</text:p>
            </text:section>
          </table:table-cell>
          <table:table-cell table:style-name="t7.B7" office:value-type="string">
            <text:p text:style-name="P18">$7-av3</text:p>
          </table:table-cell>
          <table:table-cell table:style-name="t7.B7" office:value-type="string">
            <text:p text:style-name="P18">$7-o3</text:p>
          </table:table-cell>
          <table:table-cell table:style-name="t7.B7" office:value-type="string">
            <text:p text:style-name="P18">$7-q3</text:p>
          </table:table-cell>
          <table:table-cell table:style-name="t7.B7" office:value-type="string">
            <text:p text:style-name="P18">$7-do3</text:p>
          </table:table-cell>
          <table:table-cell table:style-name="t7.I7" office:value-type="string">
            <text:p text:style-name="P17">±<text:span text:style-name="T6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n2</text:p>
          </table:table-cell>
          <table:table-cell table:style-name="s7.B4" office:value-type="string">
            <text:p text:style-name="P24"><text:s text:c="2"/>$7-d2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6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6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6">15</text:span></text:p>
          </table:table-cell>
        </table:table-row>
        <table:table-row>
          <table:table-cell table:style-name="t8.A3" office:value-type="string">
            <text:p text:style-name="P17">80<text:span text:style-name="T6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6">15.4</text:span></text:p>
          </table:table-cell>
        </table:table-row>
        <table:table-row>
          <table:table-cell table:style-name="t8.A7" office:value-type="string">
            <text:p text:style-name="P17"><text:span text:style-name="T6">4</text:span>00 мЗв/ч</text:p>
          </table:table-cell>
          <table:table-cell table:style-name="t8.B7" office:value-type="string">
            <text:p text:style-name="P18">$8-n3</text:p>
          </table:table-cell>
          <table:table-cell table:style-name="t8.B7" office:value-type="string">
            <text:p text:style-name="P18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35">$8-m31</text:p>
              <text:p text:style-name="P35">$8-m32</text:p>
              <text:p text:style-name="P35">$8-m33</text:p>
              <text:p text:style-name="P35">$8-m34</text:p>
            </text:section>
          </table:table-cell>
          <table:table-cell table:style-name="t8.B7" office:value-type="string">
            <text:p text:style-name="P18">$8-av3</text:p>
          </table:table-cell>
          <table:table-cell table:style-name="t8.B7" office:value-type="string">
            <text:p text:style-name="P18">$8-o3</text:p>
          </table:table-cell>
          <table:table-cell table:style-name="t8.B7" office:value-type="string">
            <text:p text:style-name="P18">$8-q3</text:p>
          </table:table-cell>
          <table:table-cell table:style-name="t8.B7" office:value-type="string">
            <text:p text:style-name="P18">$8-do3</text:p>
          </table:table-cell>
          <table:table-cell table:style-name="t8.I7" office:value-type="string">
            <text:p text:style-name="P17">±<text:span text:style-name="T6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n2</text:p>
          </table:table-cell>
          <table:table-cell table:style-name="s8.B4" office:value-type="string">
            <text:p text:style-name="P24"><text:s text:c="2"/>$8-d2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6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6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6">15</text:span></text:p>
          </table:table-cell>
        </table:table-row>
        <table:table-row>
          <table:table-cell table:style-name="t9.A3" office:value-type="string">
            <text:p text:style-name="P17">80<text:span text:style-name="T6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6">15.4</text:span></text:p>
          </table:table-cell>
        </table:table-row>
        <table:table-row>
          <table:table-cell table:style-name="t9.A7" office:value-type="string">
            <text:p text:style-name="P17"><text:span text:style-name="T6">4</text:span>00 мЗв/ч</text:p>
          </table:table-cell>
          <table:table-cell table:style-name="t9.B7" office:value-type="string">
            <text:p text:style-name="P18">$9-n3</text:p>
          </table:table-cell>
          <table:table-cell table:style-name="t9.B7" office:value-type="string">
            <text:p text:style-name="P18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35">$9-m31</text:p>
              <text:p text:style-name="P35">$9-m32</text:p>
              <text:p text:style-name="P35">$9-m33</text:p>
              <text:p text:style-name="P35">$9-m34</text:p>
            </text:section>
          </table:table-cell>
          <table:table-cell table:style-name="t9.B7" office:value-type="string">
            <text:p text:style-name="P18">$9-av3</text:p>
          </table:table-cell>
          <table:table-cell table:style-name="t9.B7" office:value-type="string">
            <text:p text:style-name="P18">$9-o3</text:p>
          </table:table-cell>
          <table:table-cell table:style-name="t9.B7" office:value-type="string">
            <text:p text:style-name="P18">$9-q3</text:p>
          </table:table-cell>
          <table:table-cell table:style-name="t9.B7" office:value-type="string">
            <text:p text:style-name="P18">$9-do3</text:p>
          </table:table-cell>
          <table:table-cell table:style-name="t9.I7" office:value-type="string">
            <text:p text:style-name="P17">±<text:span text:style-name="T6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n2</text:p>
          </table:table-cell>
          <table:table-cell table:style-name="s9.B4" office:value-type="string">
            <text:p text:style-name="P24"><text:s text:c="2"/>$9-d2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6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6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6">15</text:span></text:p>
          </table:table-cell>
        </table:table-row>
        <table:table-row>
          <table:table-cell table:style-name="t10.A3" office:value-type="string">
            <text:p text:style-name="P17">80<text:span text:style-name="T6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6">15.4</text:span></text:p>
          </table:table-cell>
        </table:table-row>
        <table:table-row>
          <table:table-cell table:style-name="t10.A7" office:value-type="string">
            <text:p text:style-name="P17"><text:span text:style-name="T6">4</text:span>00 мЗв/ч</text:p>
          </table:table-cell>
          <table:table-cell table:style-name="t10.B7" office:value-type="string">
            <text:p text:style-name="P18">$10-n3</text:p>
          </table:table-cell>
          <table:table-cell table:style-name="t10.B7" office:value-type="string">
            <text:p text:style-name="P18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35">$10-m31</text:p>
              <text:p text:style-name="P35">$10-m32</text:p>
              <text:p text:style-name="P35">$10-m33</text:p>
              <text:p text:style-name="P35">$10-m34</text:p>
            </text:section>
          </table:table-cell>
          <table:table-cell table:style-name="t10.B7" office:value-type="string">
            <text:p text:style-name="P18">$10-av3</text:p>
          </table:table-cell>
          <table:table-cell table:style-name="t10.B7" office:value-type="string">
            <text:p text:style-name="P18">$10-o3</text:p>
          </table:table-cell>
          <table:table-cell table:style-name="t10.B7" office:value-type="string">
            <text:p text:style-name="P18">$10-q3</text:p>
          </table:table-cell>
          <table:table-cell table:style-name="t10.B7" office:value-type="string">
            <text:p text:style-name="P18">$10-do3</text:p>
          </table:table-cell>
          <table:table-cell table:style-name="t10.I7" office:value-type="string">
            <text:p text:style-name="P17">±<text:span text:style-name="T6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n2</text:p>
          </table:table-cell>
          <table:table-cell table:style-name="s10.B4" office:value-type="string">
            <text:p text:style-name="P24"><text:s text:c="2"/>$10-d2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6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6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6">15</text:span></text:p>
          </table:table-cell>
        </table:table-row>
        <table:table-row>
          <table:table-cell table:style-name="t11.A3" office:value-type="string">
            <text:p text:style-name="P17">80<text:span text:style-name="T6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6">15.4</text:span></text:p>
          </table:table-cell>
        </table:table-row>
        <table:table-row>
          <table:table-cell table:style-name="t11.A7" office:value-type="string">
            <text:p text:style-name="P17"><text:span text:style-name="T6">4</text:span>00 мЗв/ч</text:p>
          </table:table-cell>
          <table:table-cell table:style-name="t11.B7" office:value-type="string">
            <text:p text:style-name="P18">$11-n3</text:p>
          </table:table-cell>
          <table:table-cell table:style-name="t11.B7" office:value-type="string">
            <text:p text:style-name="P18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35">$11-m31</text:p>
              <text:p text:style-name="P35">$11-m32</text:p>
              <text:p text:style-name="P35">$11-m33</text:p>
              <text:p text:style-name="P35">$11-m34</text:p>
            </text:section>
          </table:table-cell>
          <table:table-cell table:style-name="t11.B7" office:value-type="string">
            <text:p text:style-name="P18">$11-av3</text:p>
          </table:table-cell>
          <table:table-cell table:style-name="t11.B7" office:value-type="string">
            <text:p text:style-name="P18">$11-o3</text:p>
          </table:table-cell>
          <table:table-cell table:style-name="t11.B7" office:value-type="string">
            <text:p text:style-name="P18">$11-q3</text:p>
          </table:table-cell>
          <table:table-cell table:style-name="t11.B7" office:value-type="string">
            <text:p text:style-name="P18">$11-do3</text:p>
          </table:table-cell>
          <table:table-cell table:style-name="t11.I7" office:value-type="string">
            <text:p text:style-name="P17">±<text:span text:style-name="T6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n2</text:p>
          </table:table-cell>
          <table:table-cell table:style-name="s11.B4" office:value-type="string">
            <text:p text:style-name="P24"><text:s text:c="2"/>$11-d2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6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6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6">15</text:span></text:p>
          </table:table-cell>
        </table:table-row>
        <table:table-row>
          <table:table-cell table:style-name="t12.A3" office:value-type="string">
            <text:p text:style-name="P17">80<text:span text:style-name="T6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6">15.4</text:span></text:p>
          </table:table-cell>
        </table:table-row>
        <table:table-row>
          <table:table-cell table:style-name="t12.A7" office:value-type="string">
            <text:p text:style-name="P17"><text:span text:style-name="T6">4</text:span>00 мЗв/ч</text:p>
          </table:table-cell>
          <table:table-cell table:style-name="t12.B7" office:value-type="string">
            <text:p text:style-name="P18">$12-n3</text:p>
          </table:table-cell>
          <table:table-cell table:style-name="t12.B7" office:value-type="string">
            <text:p text:style-name="P18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35">$12-m31</text:p>
              <text:p text:style-name="P35">$12-m32</text:p>
              <text:p text:style-name="P35">$12-m33</text:p>
              <text:p text:style-name="P35">$12-m34</text:p>
            </text:section>
          </table:table-cell>
          <table:table-cell table:style-name="t12.B7" office:value-type="string">
            <text:p text:style-name="P18">$12-av3</text:p>
          </table:table-cell>
          <table:table-cell table:style-name="t12.B7" office:value-type="string">
            <text:p text:style-name="P18">$12-o3</text:p>
          </table:table-cell>
          <table:table-cell table:style-name="t12.B7" office:value-type="string">
            <text:p text:style-name="P18">$12-q3</text:p>
          </table:table-cell>
          <table:table-cell table:style-name="t12.B7" office:value-type="string">
            <text:p text:style-name="P18">$12-do3</text:p>
          </table:table-cell>
          <table:table-cell table:style-name="t12.I7" office:value-type="string">
            <text:p text:style-name="P17">±<text:span text:style-name="T6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n2</text:p>
          </table:table-cell>
          <table:table-cell table:style-name="s12.B4" office:value-type="string">
            <text:p text:style-name="P24"><text:s text:c="2"/>$12-d2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6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Р-АТ2503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4T11:19:10.67</dc:date>
    <meta:editing-duration>P3DT5H59M47S</meta:editing-duration>
    <meta:editing-cycles>365</meta:editing-cycles>
    <meta:generator>OpenOffice/4.1.6$Win32 OpenOffice.org_project/416m1$Build-9790</meta:generator>
    <meta:document-statistic meta:table-count="25" meta:image-count="0" meta:object-count="0" meta:page-count="7" meta:paragraph-count="1340" meta:word-count="2304" meta:character-count="16780"/>
  </office:meta>
</office:document-meta>
</file>